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subtitle">
      <style:graphic-properties draw:fill-color="#ffffff" fo:min-height="9.13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.3cm" fo:margin-bottom="0cm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visor Meeting - 14/08/2020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Advisor – Haitham Afifi</text:p>
            <text:p text:style-name="P1"/>
            <text:p text:style-name="P1">Team members: Chethan, Pavitra, Priyank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ementat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ireless node in same range</text:p>
              </text:list-item>
              <text:list-item>
                <text:p>Wireless nodes in different ran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ame Rang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header>
                    <text:p>Considering single hop transmission in wireless nodes within same range.</text:p>
                  </text:list-header>
                </text:list>
                <text:p/>
                <text:list>
                  <text:list-item>
                    <text:p>State : Number of packet at each node</text:p>
                  </text:list-item>
                  <text:list-item>
                    <text:p>Action : List of Actions of each node [ 0 - Wait, 1 - Transmit]</text:p>
                  </text:list-item>
                  <text:list-item>
                    <text:p>Reward :</text:p>
                    <text:list>
                      <text:list-item>
                        <text:p text:style-name="P4">Collision = -100</text:p>
                      </text:list-item>
                      <text:list-item>
                        <text:p text:style-name="P4">No transmission = -100</text:p>
                      </text:list-item>
                      <text:list-item>
                        <text:p text:style-name="P4">Successful Transmission = +100</text:p>
                      </text:list-item>
                    </text:list>
                  </text:list-item>
                  <text:list-item>
                    <text:p>Agent : A2C (Multidescrete spaces)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ifferent Rang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Considering single hop transmission in wireless nodes in different ranges.</text:p>
                <text:p/>
                <text:list>
                  <text:list-item>
                    <text:p>State : List of next hops</text:p>
                  </text:list-item>
                  <text:list-item>
                    <text:p>Action : List of Actions of each node</text:p>
                  </text:list-item>
                  <text:list-item>
                    <text:p>Reward :</text:p>
                    <text:list>
                      <text:list-item>
                        <text:p>Collision = -100</text:p>
                      </text:list-item>
                      <text:list-item>
                        <text:p>Successful Transmission = +100</text:p>
                      </text:list-item>
                    </text:list>
                  </text:list-item>
                  <text:list-item>
                    <text:p>Agent : A2C (Multidescrete spaces) 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ext Steps: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dding Queue status for reward</text:p>
              </text:list-item>
              <text:list-item>
                <text:p>Modifying for multihop transmission</text:p>
              </text:list-item>
              <text:list-item>
                <text:p>Plotting convergence graph, packet delivery/lost ratio graph and any other related graphs</text:p>
              </text:list-item>
              <text:list-item>
                <text:p>Verifying performance for PPO2 agent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6" draw:layer="layout" svg:width="25.199cm" svg:height="9.134cm" svg:x="1.4cm" svg:y="3.685cm" presentation:class="subtitle">
          <draw:text-box>
            <text:p text:style-name="P5"><text:span text:style-name="T1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7T11:33:25.101671947</meta:creation-date>
    <dc:date>2020-08-14T12:31:26.901395443</dc:date>
    <meta:editing-duration>PT51M45S</meta:editing-duration>
    <meta:editing-cycles>14</meta:editing-cycles>
    <meta:generator>LibreOffice/6.0.7.3$Linux_X86_64 LibreOffice_project/00m0$Build-3</meta:generator>
    <meta:document-statistic meta:object-count="44"/>
  </office:meta>
</office:document-meta>
</file>